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table:formula="of:=RANDBETWEEN(0;10)" office:value-type="float" office:value="9" calcext:value-type="float">
            <text:p>9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table:formula="of:=RANDBETWEEN(0;10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08:37:52.960307679</meta:creation-date>
    <meta:generator>LibreOffice/6.4.7.2$Linux_X86_64 LibreOffice_project/40$Build-2</meta:generator>
    <dc:date>2021-07-27T08:39:46.595559696</dc:date>
    <meta:editing-duration>PT1M55S</meta:editing-duration>
    <meta:editing-cycles>1</meta:editing-cycles>
    <meta:document-statistic meta:table-count="1" meta:cell-count="1000" meta:object-count="0"/>
  </office:meta>
</office:document-meta>
</file>